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text-align="start" style:justify-single-word="false"/>
      <style:text-properties officeooo:rsid="0005cb9e" officeooo:paragraph-rsid="00369abc"/>
    </style:style>
    <style:style style:name="P2" style:family="paragraph" style:parent-style-name="Text_20_body">
      <style:paragraph-properties fo:text-align="start" style:justify-single-word="false"/>
      <style:text-properties officeooo:paragraph-rsid="00369abc"/>
    </style:style>
    <style:style style:name="P3" style:family="paragraph" style:parent-style-name="Text_20_body">
      <style:paragraph-properties fo:text-align="start" style:justify-single-word="false"/>
      <style:text-properties officeooo:rsid="0005cb9e" officeooo:paragraph-rsid="00377f2c"/>
    </style:style>
    <style:style style:name="T1" style:family="text">
      <style:text-properties fo:font-variant="normal" fo:text-transform="none" fo:color="#000000" loext:opacity="100%" fo:font-family="Arial" style:font-family-generic="swiss" style:font-pitch="variable" fo:font-size="12pt" fo:letter-spacing="normal" fo:font-style="normal" fo:font-weight="normal" officeooo:rsid="002ce24b" style:font-size-asian="12pt" style:font-weight-asian="normal" style:font-size-complex="12pt" style:font-weight-complex="normal"/>
    </style:style>
    <style:style style:name="T2" style:family="text">
      <style:text-properties fo:font-variant="normal" fo:text-transform="none" fo:color="#000000" loext:opacity="100%" fo:font-family="Arial" style:font-family-generic="swiss" style:font-pitch="variable" fo:font-size="12pt" fo:letter-spacing="normal" fo:font-style="normal" fo:font-weight="bold" officeooo:rsid="002ce24b" style:font-size-asian="12pt" style:font-weight-asian="bold" style:font-size-complex="12pt" style:font-weight-complex="bold"/>
    </style:style>
    <style:style style:name="T3" style:family="text">
      <style:text-properties fo:font-variant="normal" fo:text-transform="none" fo:color="#000000" loext:opacity="100%" fo:font-family="Arial" style:font-family-generic="swiss" style:font-pitch="variable" fo:font-size="12pt" fo:letter-spacing="normal" fo:font-style="normal" fo:font-weight="normal" officeooo:rsid="00369abc" style:font-size-asian="12pt" style:font-weight-asian="normal" style:font-size-complex="12pt" style:font-weight-complex="normal"/>
    </style:style>
    <style:style style:name="T4" style:family="text">
      <style:text-properties fo:font-variant="normal" fo:text-transform="none" fo:color="#000000" loext:opacity="100%" fo:font-family="Arial" style:font-family-generic="swiss" style:font-pitch="variable" fo:font-size="12pt" fo:letter-spacing="normal" fo:font-style="normal" fo:font-weight="normal" officeooo:rsid="00377f2c" style:font-size-asian="12pt" style:font-weight-asian="normal"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1">El marketing operativo (marketing mix) es el que se desarrolla teniendo en cuenta: el producto, el precio, la promoción y la distribución.<text:line-break/>En un documento describe claramente las estrategias de marketing operativo (en relación con los 4 puntos mencionados) que vas a realizar en el negocio en el cual se basa el Plan de Empresa que está elaborando.<text:line-break/>Por otro lado, responde del mismo modo en dicho documento a las siguientes preguntas:<text:line-break/></text:span></text:span><text:span text:style-name="Strong_20_Emphasis"><text:span text:style-name="T2">1º ¿Qué calidad va a tener el producto: alta-media-baja?</text:span></text:span></text:p>
      <text:p text:style-name="P2"><text:span text:style-name="Strong_20_Emphasis"><text:span text:style-name="T1">Tendrá una calidad Media-Alta .Aunque sea gratuito, debe superar a la competencia ofreciendo una herramienta "integral" que combine gimnasio y cardio, con una interfaz visual clara que las herramientas actuales no ofrecen. </text:span></text:span><text:span text:style-name="Strong_20_Emphasis"><text:span text:style-name="T1"><text:line-break/></text:span></text:span><text:span text:style-name="Strong_20_Emphasis"><text:span text:style-name="T2">2º ¿A qué precio se va a vender: alto-medio-bajo?</text:span></text:span></text:p>
      <text:p text:style-name="P2"><text:span text:style-name="Strong_20_Emphasis"><text:span text:style-name="T1">Se venderá a un precio Bajo (Gratuito). El objetivo no es cobrar por la entrada, sino lograr una gran masa de usuarios para crear una comunidad activa. </text:span></text:span></text:p>
      <text:p text:style-name="P2"><text:span text:style-name="Strong_20_Emphasis"><text:span text:style-name="T1"><text:line-break/></text:span></text:span><text:span text:style-name="Strong_20_Emphasis"><text:span text:style-name="T2">3º ¿Qué valor queremos que perciban los clientes en nuestro producto? Recuerda que no es lo mismo calidad  que "calidad percibida", esto último depende del marketing. ¿Te das cuenta por tanto qué importante llega a ser este último?</text:span></text:span></text:p>
      <text:p text:style-name="P1"><text:span text:style-name="Strong_20_Emphasis"><text:span text:style-name="T1">Queremos que perciban </text:span></text:span><text:span text:style-name="Strong_20_Emphasis"><text:span text:style-name="T1">Motivación, Progreso y Pertenencia</text:span></text:span><text:span text:style-name="Strong_20_Emphasis"><text:span text:style-name="T1"> </text:span></text:span><text:span text:style-name="Strong_20_Emphasis"><text:span text:style-name="T3">entre otras cosas.</text:span></text:span></text:p>
      <text:p text:style-name="P1"><text:span text:style-name="Strong_20_Emphasis"><text:span text:style-name="T3">Es cierto que </text:span></text:span><text:span text:style-name="Strong_20_Emphasis"><text:span text:style-name="T3">n</text:span></text:span><text:span text:style-name="Strong_20_Emphasis"><text:span text:style-name="T3">o es solo vender productos de calidad también importa como esta de reconocida la </text:span></text:span><text:span text:style-name="Strong_20_Emphasis"><text:span text:style-name="T3">m</text:span></text:span><text:span text:style-name="Strong_20_Emphasis"><text:span text:style-name="T3">arca como tal y eso con lleva a que se perciba calidad , que crea la persona que necesita de nuestro producto en </text:span></text:span><text:span text:style-name="Strong_20_Emphasis"><text:span text:style-name="T3">m</text:span></text:span><text:span text:style-name="Strong_20_Emphasis"><text:span text:style-name="T3">i caso el de incorporarse a una gran comunidad fitness</text:span></text:span><text:span text:style-name="Strong_20_Emphasis"><text:span text:style-name="T1"><text:line-break/></text:span></text:span><text:span text:style-name="Strong_20_Emphasis"><text:span text:style-name="T2">4º ¿Qué otros productos existen como el tuyo en el mercado? </text:span></text:span></text:p>
      <text:p text:style-name="P3"><text:span text:style-name="Strong_20_Emphasis"><text:span text:style-name="T4">Entre otros el mas conocido es strava pero no incorpora todo lo que nosotros queremos incorporar por lo que es un gran punto a favor hacia mi empresa.</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register-true="tru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color="#ffffff" loext:opacity="100%" fo:font-weight="bold" officeooo:rsid="001519ef" officeooo:paragraph-rsid="001519ef" fo:background-color="#729fcf" style:font-weight-asian="bold" style:font-weight-complex="bold"/>
    </style:style>
    <style:style style:name="MP2" style:family="paragraph" style:parent-style-name="Footer">
      <style:text-properties fo:color="#ffffff" loext:opacity="100%" officeooo:paragraph-rsid="00153f6c" fo:background-color="#729fcf"/>
    </style:style>
    <style:style style:name="MT1" style:family="text">
      <style:text-properties fo:font-weight="bold" style:font-weight-asian="bold" style:font-weight-complex="bold"/>
    </style:style>
    <style:style style:name="MT2" style:family="text">
      <style:text-properties fo:font-weight="bold" officeooo:rsid="0033f050"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TAREA<text:tab/>2 DAW<text:tab/>Juan Francisco Cortejosa </text:p>
      </style:header>
      <style:footer>
        <text:p text:style-name="MP2"><text:span text:style-name="MT1">DAW <text:tab/></text:span><text:span text:style-name="MT2">IPE II</text:span><text:tab/><text:span text:style-name="MT1"><text:page-number text:select-page="current">1</text:page-number></text:span><text:span text:style-name="MT1">/</text:span><text:span text:style-name="MT1"><text:page-count>1</text:page-count></text:span><text:span text:style-name="MT1"> </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26T16:19:11.509685800</meta:creation-date>
    <dc:date>2026-01-15T21:33:56.946184900</dc:date>
    <meta:editing-duration>PT1H42M31S</meta:editing-duration>
    <meta:editing-cycles>31</meta:editing-cycles>
    <meta:generator>LibreOffice/25.8.3.2$Windows_X86_64 LibreOffice_project/8ca8d55c161d602844f5428fa4b58097424e324e</meta:generator>
    <meta:document-statistic meta:table-count="0" meta:image-count="0" meta:object-count="0" meta:page-count="1" meta:paragraph-count="9" meta:word-count="296" meta:character-count="1753" meta:non-whitespace-character-count="1457"/>
  </office:meta>
</office:document-meta>
</file>